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size="12pt" style:font-size-asian="12pt" style:font-size-complex="12pt" fo:language="nl" fo:country="NL"/>
    </style:style>
    <style:style style:name="P2" style:parent-style-name="Normal" style:family="paragraph">
      <style:text-properties style:font-name="Arial" style:font-name-complex="Arial" fo:font-size="12pt" style:font-size-asian="12pt" style:font-size-complex="12pt" fo:language="nl" fo:country="NL"/>
    </style:style>
    <style:style style:name="P3" style:parent-style-name="Normal" style:family="paragraph">
      <style:text-properties style:font-name="Arial" style:font-name-complex="Arial" fo:font-size="12pt" style:font-size-asian="12pt" style:font-size-complex="12pt" fo:language="nl" fo:country="NL"/>
    </style:style>
    <style:style style:name="P4" style:parent-style-name="Normal" style:family="paragraph">
      <style:text-properties style:font-name="Arial" style:font-name-complex="Arial" fo:font-size="12pt" style:font-size-asian="12pt" style:font-size-complex="12pt" fo:language="nl" fo:country="NL"/>
    </style:style>
    <style:style style:name="P5" style:parent-style-name="Normal" style:family="paragraph">
      <style:text-properties style:font-name="Arial" style:font-name-complex="Arial" fo:font-size="12pt" style:font-size-asian="12pt" style:font-size-complex="12pt" fo:language="nl" fo:country="NL"/>
    </style:style>
    <style:style style:name="P6" style:parent-style-name="Normal" style:family="paragraph">
      <style:text-properties style:font-name="Arial" style:font-name-complex="Arial" fo:font-size="12pt" style:font-size-asian="12pt" style:font-size-complex="12pt" fo:language="nl" fo:country="NL"/>
    </style:style>
    <style:style style:name="P7" style:parent-style-name="Normal" style:family="paragraph">
      <style:text-properties style:font-name="Arial" style:font-name-complex="Arial" fo:font-size="12pt" style:font-size-asian="12pt" style:font-size-complex="12pt" fo:language="nl" fo:country="NL"/>
    </style:style>
    <style:style style:name="P8" style:parent-style-name="Normal" style:family="paragraph">
      <style:text-properties style:font-name="Arial" style:font-name-complex="Arial" fo:font-size="12pt" style:font-size-asian="12pt" style:font-size-complex="12pt" fo:language="nl" fo:country="NL"/>
    </style:style>
    <style:style style:name="P9" style:parent-style-name="Normal" style:family="paragraph">
      <style:text-properties style:font-name="Arial" style:font-name-complex="Arial" fo:font-size="12pt" style:font-size-asian="12pt" style:font-size-complex="12pt" fo:language="nl" fo:country="NL"/>
    </style:style>
    <style:style style:name="P10" style:parent-style-name="Normal" style:family="paragraph">
      <style:text-properties style:font-name="Arial" style:font-name-complex="Arial" fo:font-size="12pt" style:font-size-asian="12pt" style:font-size-complex="12pt" fo:language="nl" fo:country="NL"/>
    </style:style>
    <style:style style:name="P11" style:parent-style-name="Normal" style:family="paragraph">
      <style:text-properties style:font-name="Arial" style:font-name-complex="Arial" fo:font-size="12pt" style:font-size-asian="12pt" style:font-size-complex="12pt" fo:language="nl" fo:country="NL"/>
    </style:style>
    <style:style style:name="P12" style:parent-style-name="Normal" style:family="paragraph">
      <style:text-properties style:font-name="Arial" style:font-name-complex="Arial" fo:font-size="12pt" style:font-size-asian="12pt" style:font-size-complex="12pt" fo:language="nl" fo:country="NL"/>
    </style:style>
    <style:style style:name="P13" style:parent-style-name="Normal" style:family="paragraph">
      <style:text-properties style:font-name="Arial" style:font-name-complex="Arial" fo:font-size="12pt" style:font-size-asian="12pt" style:font-size-complex="12pt" fo:language="nl" fo:country="NL"/>
    </style:style>
    <style:style style:name="P14" style:parent-style-name="Normal" style:family="paragraph">
      <style:text-properties style:font-name="Arial" style:font-name-complex="Arial" fo:font-size="12pt" style:font-size-asian="12pt" style:font-size-complex="12pt" fo:language="nl" fo:country="NL"/>
    </style:style>
    <style:style style:name="P15" style:parent-style-name="Normal" style:family="paragraph">
      <style:text-properties fo:language="nl" fo:country="NL"/>
    </style:style>
  </office:automatic-styles>
  <office:body>
    <office:text text:use-soft-page-breaks="true">
      <text:p text:style-name="P1">Sprint 1:</text:p>
      <text:p text:style-name="P2">In de eerste sprint hebben we ons gericht op het ontwerpen van de documentatie (erd, product backlong, github opzetten, trello opzetten) en klassen en gegevensmodellen voor ons project. We hebben de basisstructuur van de<text:s/>applicatie gedefinieerd door de juiste klassen en relaties tussen deze klassen te identificeren. Deze sprint legde de fundamenten voor de verdere ontwikkeling van de applicatie.</text:p>
      <text:p text:style-name="P3"/>
      <text:p text:style-name="P4">Sprint 2:</text:p>
      <text:p text:style-name="P5">In de tweede sprint hebben we de functionaliteit van de applicatie gerealiseerd door tabellen en formulieren toe te voegen. Gebruikers kunnen nu gegevens invoeren, weergeven en bewerken via de interface. Dit betekent dat we met succes gegevens kunnen vastleggen en verwerken, wat een belangrijke mijlpaal is in de ontwikkeling van ons project.</text:p>
      <text:p text:style-name="P6"/>
      <text:p text:style-name="P7">Sprint 3:</text:p>
      <text:p text:style-name="P8">In de derde sprint hebben we onze applicatie aantrekkelijker gemaakt door CSS-styling toe te passen. De gebruikersinterface ziet er nu beter en gebruiksvriendelijker uit. We hebben ook een inlogsysteem geïmplementeerd, wat de beveiliging en toegangscontrole van de applicatie heeft verbeterd.</text:p>
      <text:p text:style-name="P9"/>
      <text:p text:style-name="P10">Sprint 4:</text:p>
      <text:p text:style-name="P11">Tijdens de vierde sprint hebben we gewerkt aan het toekennen van role-gebaseerde rechten aan gebruikers. Hiermee kunnen we beheren wie toegang heeft tot welke functies en gegevens binnen de applicatie. Dit zorgt voor een meer gecontroleerde en veilige gebruikerservaring.</text:p>
      <text:p text:style-name="P12"/>
      <text:p text:style-name="P13">Sprint 5:<text:s/></text:p>
      <text:p text:style-name="P14">In de laatste sprint hebben we intensieve tests uitgevoerd om ervoor te zorgen dat de applicatie goed functioneert en vrij is van fouten. We hebben alle aspecten van de site uitgebreid getest en aangepast waar dat nodig was. Deze sprint markeert de laatste fase van onze ontwikkeling voordat we de applicatie naar productie brengen.</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ago Moniz Olim</meta:initial-creator>
    <dc:creator>Tiago Moniz Olim</dc:creator>
    <meta:creation-date>2023-11-08T07:32:00Z</meta:creation-date>
    <dc:date>2023-11-08T09:21:00Z</dc:date>
    <meta:template xlink:href="Normal.dotm" xlink:type="simple"/>
    <meta:editing-cycles>5</meta:editing-cycles>
    <meta:editing-duration>PT120S</meta:editing-duration>
    <meta:user-defined meta:name="GrammarlyDocumentId">433cf7ba-5881-4f06-932f-7b4967fa70c2</meta:user-defined>
    <meta:document-statistic meta:page-count="1" meta:paragraph-count="11" meta:word-count="255" meta:character-count="1686" meta:row-count="31" meta:non-whitespace-character-count="1442"/>
  </office:meta>
</office:document-meta>
</file>